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officeooo:rsid="00016d3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16d33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16d33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2"/><text:span text:style-name="T4"><text:s text:c="42"/></text:span><text:span text:style-name="T5">Hotel Booking</text:span></text:p>
      <text:p text:style-name="Standard"/>
      <text:p text:style-name="Standard"/>
      <text:p text:style-name="P1">Design a database schema for a hotel booking agency using the E-R model and design tables accordingly using the relationship model. The necessary information is given below :<text:line-break/><text:line-break/>Entities : Hotel, Customer<text:line-break/>Customer can be first time user or loyal customer.<text:line-break/>Customer can book from only only hotel at a time. A hotel can have many customers. <text:line-break/><text:line-break/>Assume columns accordingly and mention primary keys, weak and strong entit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3:29:08.541590957</meta:creation-date>
    <dc:date>2020-03-03T23:30:22.677787032</dc:date>
    <meta:editing-duration>PT1M15S</meta:editing-duration>
    <meta:editing-cycles>1</meta:editing-cycles>
    <meta:document-statistic meta:table-count="0" meta:image-count="0" meta:object-count="0" meta:page-count="1" meta:paragraph-count="2" meta:word-count="70" meta:character-count="482" meta:non-whitespace-character-count="357"/>
    <meta:generator>LibreOffice/6.0.7.3$Linux_X86_64 LibreOffice_project/00m0$Build-3</meta:generator>
  </office:meta>
</office:document-meta>
</file>